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65AF09BD91443E0A3A.png" manifest:media-type="image/png"/>
  <manifest:file-entry manifest:full-path="Pictures/1000020100000065000000654D44FF89B8F3EB66.png" manifest:media-type="image/png"/>
  <manifest:file-entry manifest:full-path="Pictures/1000053D00000A7000000A70CA5A1A2D54F61285.svg" manifest:media-type="image/svg+xml"/>
  <manifest:file-entry manifest:full-path="Pictures/100002010000006500000065E11543808503FAA5.png" manifest:media-type="image/png"/>
  <manifest:file-entry manifest:full-path="Pictures/10000C1600000A7000000A70B1A0937E37FDB3E8.svg" manifest:media-type="image/svg+xml"/>
  <manifest:file-entry manifest:full-path="Pictures/1000091E00000A7000000A707D4F9F13C62D03DF.svg" manifest:media-type="image/svg+xml"/>
  <manifest:file-entry manifest:full-path="Pictures/1000020100000065000000655A9609F89D985C52.png" manifest:media-type="image/png"/>
  <manifest:file-entry manifest:full-path="Pictures/1000020100000065000000657D88151F3EB3229C.png" manifest:media-type="image/png"/>
  <manifest:file-entry manifest:full-path="Pictures/100002010000005300000053596FF2268EEB3DDF.png" manifest:media-type="image/png"/>
  <manifest:file-entry manifest:full-path="Pictures/1000020100000065000000659D235130983CA241.png" manifest:media-type="image/png"/>
  <manifest:file-entry manifest:full-path="Pictures/1000068F00000A7000000A70A9A04A80127EB997.svg" manifest:media-type="image/svg+xml"/>
  <manifest:file-entry manifest:full-path="Pictures/100004DE00000A7000000A702A192940F2C79CC1.svg" manifest:media-type="image/svg+xml"/>
  <manifest:file-entry manifest:full-path="Pictures/10000201000000650000006534A251549DB070D2.png" manifest:media-type="image/png"/>
  <manifest:file-entry manifest:full-path="Pictures/10000480000007DB000007DBB8E5EE12FFD27676.svg" manifest:media-type="image/svg+xml"/>
  <manifest:file-entry manifest:full-path="Pictures/100002010000006500000065BCF5F9E5DF88573C.png" manifest:media-type="image/png"/>
  <manifest:file-entry manifest:full-path="Pictures/1000075900000A7000000A70C208B3296F89C5B2.svg" manifest:media-type="image/svg+xml"/>
  <manifest:file-entry manifest:full-path="Pictures/100004C300000A7000000A707CF84B540A81C4BC.svg" manifest:media-type="image/svg+xml"/>
  <manifest:file-entry manifest:full-path="Pictures/10000201000000650000006548705A54DFCCD174.png" manifest:media-type="image/png"/>
  <manifest:file-entry manifest:full-path="Pictures/1000020100000065000000657D0146438988F4E1.png" manifest:media-type="image/png"/>
  <manifest:file-entry manifest:full-path="Pictures/100002010000006500000065564F3EAC68094FAA.png" manifest:media-type="image/png"/>
  <manifest:file-entry manifest:full-path="Pictures/1000000000000020000000204B249CA79A42C6D7.png" manifest:media-type="image/png"/>
  <manifest:file-entry manifest:full-path="Pictures/1000063000000A7000000A7082DAD3201DD4CE26.svg" manifest:media-type="image/svg+xml"/>
  <manifest:file-entry manifest:full-path="Pictures/1000064700000A7000000A70257BC25872032208.svg" manifest:media-type="image/svg+xml"/>
  <manifest:file-entry manifest:full-path="Pictures/100004A100000A7000000A7084D0FB0B3796EFEF.svg" manifest:media-type="image/svg+xml"/>
  <manifest:file-entry manifest:full-path="Pictures/1000020100000065000000652EE32EDFFA29168C.png" manifest:media-type="image/png"/>
  <manifest:file-entry manifest:full-path="Pictures/1000047C00000A7000000A70C67ED75D895CDA19.svg" manifest:media-type="image/svg+xml"/>
  <manifest:file-entry manifest:full-path="Pictures/100002010000006500000065511B23BDA50DECB3.png" manifest:media-type="image/png"/>
  <manifest:file-entry manifest:full-path="Pictures/100006DE00000A7000000A70C98FEDD2DC336E6A.svg" manifest:media-type="image/svg+xml"/>
  <manifest:file-entry manifest:full-path="Pictures/10000201000000650000006596889C5299885CC2.png" manifest:media-type="image/png"/>
  <manifest:file-entry manifest:full-path="Pictures/1000128300000A7000000A70573271970FED9C16.svg" manifest:media-type="image/svg+xml"/>
  <manifest:file-entry manifest:full-path="Pictures/1000020100000065000000658D9BCADDE3866ABC.png" manifest:media-type="image/png"/>
  <manifest:file-entry manifest:full-path="Pictures/10000201000000650000006595ED0F09703BEE70.png" manifest:media-type="image/png"/>
  <manifest:file-entry manifest:full-path="Pictures/1000063900000A7000000A70DF715BA861FF71BF.svg" manifest:media-type="image/svg+xml"/>
  <manifest:file-entry manifest:full-path="Pictures/10000201000000650000006534D16397E699CAF9.png" manifest:media-type="image/png"/>
  <manifest:file-entry manifest:full-path="Pictures/10000201000000650000006519B6E98D5E6CDE45.png" manifest:media-type="image/png"/>
  <manifest:file-entry manifest:full-path="Pictures/100006F000000A7000000A70F1FD75B431D188CD.svg" manifest:media-type="image/svg+xml"/>
  <manifest:file-entry manifest:full-path="Pictures/10000201000000650000006575048C3CBE039082.png" manifest:media-type="image/png"/>
  <manifest:file-entry manifest:full-path="Pictures/100006280000089F0000089FB8DA6540218C4784.svg" manifest:media-type="image/svg+xml"/>
  <manifest:file-entry manifest:full-path="Pictures/1000044900000A7000000A7041F8E44763A17D4C.svg" manifest:media-type="image/svg+xml"/>
  <manifest:file-entry manifest:full-path="Pictures/1000084200000A7000000A7004CA5E9CD52191D8.svg" manifest:media-type="image/svg+xml"/>
  <manifest:file-entry manifest:full-path="Pictures/1000020100000065000000651D2439B8019F17E4.png" manifest:media-type="image/png"/>
  <manifest:file-entry manifest:full-path="Pictures/100006AB00000A7000000A70216B57D964F3D7A9.svg" manifest:media-type="image/svg+xml"/>
  <manifest:file-entry manifest:full-path="Pictures/100006E000000A7000000A704A7D100C74591262.svg" manifest:media-type="image/svg+xml"/>
  <manifest:file-entry manifest:full-path="Pictures/1000054500000A7000000A70C8D1A99A07E88C3B.svg" manifest:media-type="image/svg+xml"/>
  <manifest:file-entry manifest:full-path="Pictures/1000020100000065000000659EB467E78CA704F6.png" manifest:media-type="image/png"/>
  <manifest:file-entry manifest:full-path="Pictures/100002010000004C0000004CE46138481DE0DB70.png" manifest:media-type="image/png"/>
  <manifest:file-entry manifest:full-path="Pictures/1000053E00000A7000000A70666C0C00AA218D3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top" draw:auto-grow-height="false" fo:min-height="20.994cm" fo:min-width="15.744cm" fo:padding-top="0cm"/>
    </style:style>
    <style:style style:name="gr2" style:family="graphic" style:parent-style-name="standard">
      <style:graphic-properties draw:marker-start="Symmetric_20_Arrow" draw:marker-start-center="true" draw:marker-end="Symmetric_20_Arrow" draw:textarea-horizontal-align="justify" draw:textarea-vertical-align="top" draw:auto-grow-height="false" fo:min-height="15.813cm" fo:min-width="13.938cm" fo:padding-top="0cm"/>
    </style:style>
    <style:style style:name="gr3" style:family="graphic" style:parent-style-name="standard">
      <style:graphic-properties draw:fill-color="#ffcc99" draw:textarea-horizontal-align="justify" draw:textarea-vertical-align="top" draw:auto-grow-height="false" fo:min-height="6.168cm" fo:min-width="11.806cm"/>
    </style:style>
    <style:style style:name="gr4" style:family="graphic" style:parent-style-name="standard">
      <style:graphic-properties draw:marker-start="Symmetric_20_Arrow" draw:marker-start-center="true" draw:marker-end="Symmetric_20_Arrow" draw:marker-end-center="true" draw:fill-color="#cfe7f5" draw:textarea-horizontal-align="justify" draw:textarea-vertical-align="top" draw:auto-grow-height="false" fo:min-height="6.215cm" fo:min-width="11.814cm" fo:padding-top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bottom" fo:padding-bottom="0.381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93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.202cm" fo:min-width="1.452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.896cm" fo:min-width="1.122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.438cm" fo:min-width="1.1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09cm"/>
    </style:style>
    <style:style style:name="gr13" style:family="graphic" style:parent-style-name="objectwithoutfill">
      <style:graphic-properties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svg:stroke-color="#000000"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stroke="dash" draw:stroke-dash="Fine_20_Dashed" svg:stroke-color="#666666"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-color="#ffcc99"/>
      <style:paragraph-properties fo:text-align="center"/>
      <style:text-properties fo:font-size="11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eeeeee" fo:font-size="14pt" fo:text-shadow="1pt 1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color="#eeeeee" fo:font-size="14pt" fo:text-shadow="1pt 1pt" fo:font-weight="bold" fo:background-color="transparen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color="#eeeeee" fo:font-size="12pt" fo:text-shadow="1pt 1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color="#eeeeee" style:text-outline="false" fo:font-size="14pt" fo:text-shadow="1pt 1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b2b2b2" style:text-outline="false" fo:font-size="14pt" fo:text-shadow="1pt 1pt" fo:font-weight="normal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color="#b2b2b2" style:text-outline="true" fo:font-size="14pt" fo:text-shadow="1pt 1p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color="#111111" style:text-outline="true" fo:font-size="14pt" fo:text-shadow="1pt 1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color="#eeeeee" fo:font-size="14pt" fo:text-shadow="1pt 1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fo:color="#eeeeee" fo:font-size="11pt" fo:text-shadow="1pt 1pt" style:font-size-asian="18pt" style:font-size-complex="18pt"/>
    </style:style>
    <style:style style:name="P15" style:family="paragraph">
      <loext:graphic-properties draw:fill="none" draw:fill-color="#ffffff"/>
      <style:text-properties fo:font-size="11pt" style:font-size-asian="18pt" style:font-size-complex="18pt"/>
    </style:style>
    <style:style style:name="P16" style:family="paragraph">
      <loext:graphic-properties draw:fill-color="#ff950e"/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P17" style:family="paragraph">
      <loext:graphic-properties draw:fill="none"/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ffffff" fo:font-size="12pt" fo:text-shadow="1pt 1pt" fo:font-weight="bold" style:font-size-asian="18pt" style:font-size-complex="18pt"/>
    </style:style>
    <style:style style:name="P19" style:family="paragraph">
      <loext:graphic-properties draw:fill-color="#ff950e"/>
      <style:paragraph-properties fo:text-align="center"/>
      <style:text-properties fo:color="#ffffff" fo:font-size="11pt" fo:text-shadow="1pt 1pt" fo:font-weight="bold" style:font-size-asian="18pt" style:font-size-complex="18pt"/>
    </style:style>
    <style:style style:name="P20" style:family="paragraph">
      <style:paragraph-properties fo:text-align="center"/>
      <style:text-properties style:text-outline="false" fo:text-shadow="1pt 1pt"/>
    </style:style>
    <style:style style:name="P21" style:family="paragraph">
      <style:paragraph-properties fo:text-align="center"/>
      <style:text-properties fo:color="#ffffff" style:text-outline="false" fo:font-size="11pt" fo:text-shadow="1pt 1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color="#eeeeee" fo:font-size="14pt" fo:text-shadow="1pt 1pt" fo:font-weight="bold" style:font-size-asian="18pt" style:font-size-complex="18pt"/>
    </style:style>
    <style:style style:name="T3" style:family="text">
      <style:text-properties fo:color="#eeeeee" fo:font-size="14pt" fo:text-shadow="1pt 1pt" fo:font-weight="bold" fo:background-color="transparent" style:font-size-asian="18pt" style:font-size-complex="18pt"/>
    </style:style>
    <style:style style:name="T4" style:family="text">
      <style:text-properties fo:color="#eeeeee" fo:font-size="12pt" fo:text-shadow="1pt 1pt" style:font-size-asian="18pt" style:font-size-complex="18pt"/>
    </style:style>
    <style:style style:name="T5" style:family="text">
      <style:text-properties fo:color="#eeeeee" style:text-outline="false" fo:font-size="14pt" fo:text-shadow="1pt 1pt" style:font-size-asian="18pt" style:font-size-complex="18pt"/>
    </style:style>
    <style:style style:name="T6" style:family="text">
      <style:text-properties fo:color="#b2b2b2" style:text-outline="false" fo:font-size="14pt" fo:text-shadow="1pt 1pt" fo:font-weight="normal" style:font-size-asian="18pt" style:font-size-complex="18pt"/>
    </style:style>
    <style:style style:name="T7" style:family="text">
      <style:text-properties fo:color="#b2b2b2" style:text-outline="true" fo:font-size="14pt" fo:text-shadow="1pt 1pt" fo:font-weight="bold" style:font-size-asian="18pt" style:font-size-complex="18pt"/>
    </style:style>
    <style:style style:name="T8" style:family="text">
      <style:text-properties fo:color="#111111" style:text-outline="true" fo:font-size="14pt" fo:text-shadow="1pt 1pt" style:font-size-asian="18pt" style:font-size-complex="18pt"/>
    </style:style>
    <style:style style:name="T9" style:family="text">
      <style:text-properties fo:color="#eeeeee" fo:font-size="14pt" fo:text-shadow="1pt 1pt" style:font-size-asian="18pt" style:font-size-complex="18pt"/>
    </style:style>
    <style:style style:name="T10" style:family="text">
      <style:text-properties fo:color="#eeeeee" fo:font-size="11pt" fo:text-shadow="1pt 1pt" style:font-size-asian="18pt" style:font-size-complex="18pt"/>
    </style:style>
    <style:style style:name="T11" style:family="text">
      <style:text-properties fo:color="#ffffff" fo:font-size="14pt" fo:text-shadow="1pt 1pt" fo:font-weight="bold" style:font-size-asian="18pt" style:font-size-complex="18pt"/>
    </style:style>
    <style:style style:name="T12" style:family="text">
      <style:text-properties fo:color="#ffffff" fo:font-size="12pt" fo:text-shadow="1pt 1pt" fo:font-weight="bold" style:font-size-asian="18pt" style:font-size-complex="18pt"/>
    </style:style>
    <style:style style:name="T13" style:family="text">
      <style:text-properties fo:color="#ffffff" fo:font-size="11pt" fo:text-shadow="1pt 1pt" fo:font-weight="bold" style:font-size-asian="18pt" style:font-size-complex="18pt"/>
    </style:style>
    <style:style style:name="T14" style:family="text">
      <style:text-properties fo:color="#ffffff" style:text-outline="false" fo:font-size="11pt" fo:text-shadow="1pt 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cm" svg:height="23cm" svg:x="1.5cm" svg:y="3cm">
          <text:p text:style-name="P1"><text:span text:style-name="T1">Application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6cm" svg:height="17.5cm" svg:x="2.5cm" svg:y="5cm">
          <text:p text:style-name="P1"><text:span text:style-name="T1">VPC 1..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3cm" svg:height="7.112cm" svg:x="4.048cm" svg:y="6.461cm">
          <text:p text:style-name="P1"><text:span text:style-name="T1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cm" svg:height="7.026cm" svg:x="4.048cm" svg:y="14.802cm">
          <text:p text:style-name="P1"><text:span text:style-name="T1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671cm" svg:height="2.671cm" svg:x="3.829cm" svg:y="1cm">
          <draw:image xlink:href="Pictures/100006DE00000A7000000A70C98FEDD2DC336E6A.svg" xlink:type="simple" xlink:show="embed" xlink:actuate="onLoad">
            <text:p/>
          </draw:image>
          <draw:image xlink:href="Pictures/100002010000006500000065564F3EAC68094FAA.png" xlink:type="simple" xlink:show="embed" xlink:actuate="onLoad"/>
        </draw:frame>
        <draw:frame draw:style-name="gr5" draw:text-style-name="P5" draw:layer="layout" svg:width="2.671cm" svg:height="2.671cm" svg:x="4.829cm" svg:y="3cm">
          <draw:image xlink:href="Pictures/1000063000000A7000000A7082DAD3201DD4CE26.svg" xlink:type="simple" xlink:show="embed" xlink:actuate="onLoad">
            <text:p/>
          </draw:image>
          <draw:image xlink:href="Pictures/1000020100000065000000658D9BCADDE3866ABC.png" xlink:type="simple" xlink:show="embed" xlink:actuate="onLoad"/>
        </draw:frame>
        <draw:frame draw:style-name="gr6" draw:text-style-name="P6" xml:id="id1" draw:id="id1" draw:layer="layout" svg:width="2.671cm" svg:height="2.671cm" svg:x="4.502cm" svg:y="15.548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5A9609F89D985C52.png" xlink:type="simple" xlink:show="embed" xlink:actuate="onLoad"/>
        </draw:frame>
        <draw:frame draw:style-name="gr6" draw:text-style-name="P7" xml:id="id2" draw:id="id2" draw:layer="layout" svg:width="2.088cm" svg:height="2.088cm" svg:x="4.418cm" svg:y="7.294cm">
          <draw:image xlink:href="Pictures/1000084200000A7000000A7004CA5E9CD52191D8.svg" xlink:type="simple" xlink:show="embed" xlink:actuate="onLoad">
            <text:p text:style-name="P1"><text:span text:style-name="T3">ELB</text:span></text:p>
          </draw:image>
          <draw:image xlink:href="Pictures/1000020100000065000000657D88151F3EB3229C.png" xlink:type="simple" xlink:show="embed" xlink:actuate="onLoad"/>
        </draw:frame>
        <draw:frame draw:style-name="gr6" draw:text-style-name="P8" draw:layer="layout" svg:width="2.671cm" svg:height="2.671cm" svg:x="1.5cm" svg:y="21.584cm">
          <draw:image xlink:href="Pictures/100006E000000A7000000A704A7D100C74591262.svg" xlink:type="simple" xlink:show="embed" xlink:actuate="onLoad">
            <text:p text:style-name="P1"><text:span text:style-name="T4">Terraform</text:span></text:p>
            <text:p text:style-name="P1"><text:span text:style-name="T4">State</text:span></text:p>
          </draw:image>
          <draw:image xlink:href="Pictures/10000201000000650000006548705A54DFCCD174.png" xlink:type="simple" xlink:show="embed" xlink:actuate="onLoad"/>
        </draw:frame>
        <draw:frame draw:style-name="gr6" draw:text-style-name="P9" draw:layer="layout" svg:width="2.171cm" svg:height="2.171cm" svg:x="3.5cm" svg:y="23.329cm">
          <draw:image xlink:href="Pictures/100004C300000A7000000A707CF84B540A81C4BC.svg" xlink:type="simple" xlink:show="embed" xlink:actuate="onLoad">
            <text:p text:style-name="P1"><text:span text:style-name="T5">KMS</text:span></text:p>
          </draw:image>
          <draw:image xlink:href="Pictures/10000201000000650000006534A251549DB070D2.png" xlink:type="simple" xlink:show="embed" xlink:actuate="onLoad"/>
        </draw:frame>
        <draw:frame draw:style-name="gr6" draw:text-style-name="P10" draw:layer="layout" svg:width="2.171cm" svg:height="2.171cm" svg:x="13.5cm" svg:y="4cm">
          <draw:image xlink:href="Pictures/1000053D00000A7000000A70CA5A1A2D54F61285.svg" xlink:type="simple" xlink:show="embed" xlink:actuate="onLoad">
            <text:p text:style-name="P1"><text:span text:style-name="T6">IGW</text:span></text:p>
          </draw:image>
          <draw:image xlink:href="Pictures/1000020100000065000000657D0146438988F4E1.png" xlink:type="simple" xlink:show="embed" xlink:actuate="onLoad"/>
        </draw:frame>
        <draw:frame draw:style-name="gr6" draw:text-style-name="P11" draw:layer="layout" svg:width="2.01cm" svg:height="2.01cm" svg:x="7.5cm" svg:y="23.5cm">
          <draw:image xlink:href="Pictures/10000480000007DB000007DBB8E5EE12FFD27676.svg" xlink:type="simple" xlink:show="embed" xlink:actuate="onLoad">
            <text:p text:style-name="P1"><text:span text:style-name="T7">Route</text:span></text:p>
            <text:p text:style-name="P1"><text:span text:style-name="T7">53</text:span></text:p>
          </draw:image>
          <draw:image xlink:href="Pictures/100002010000004C0000004CE46138481DE0DB70.png" xlink:type="simple" xlink:show="embed" xlink:actuate="onLoad"/>
        </draw:frame>
        <draw:frame draw:style-name="gr6" draw:text-style-name="P6" draw:layer="layout" svg:width="2.671cm" svg:height="2.671cm" svg:x="9.525cm" svg:y="23.202cm">
          <draw:image xlink:href="Pictures/1000068F00000A7000000A70A9A04A80127EB997.svg" xlink:type="simple" xlink:show="embed" xlink:actuate="onLoad">
            <text:p text:style-name="P1"><text:span text:style-name="T2">Lambda</text:span></text:p>
          </draw:image>
          <draw:image xlink:href="Pictures/1000020100000065000000659D235130983CA241.png" xlink:type="simple" xlink:show="embed" xlink:actuate="onLoad"/>
        </draw:frame>
        <draw:frame draw:style-name="gr5" draw:text-style-name="P5" draw:layer="layout" svg:width="2.396cm" svg:height="2.396cm" svg:x="5.064cm" svg:y="23.098cm">
          <draw:image xlink:href="Pictures/1000091E00000A7000000A707D4F9F13C62D03DF.svg" xlink:type="simple" xlink:show="embed" xlink:actuate="onLoad">
            <text:p/>
          </draw:image>
          <draw:image xlink:href="Pictures/1000020100000065000000654D44FF89B8F3EB66.png" xlink:type="simple" xlink:show="embed" xlink:actuate="onLoad"/>
        </draw:frame>
        <draw:frame draw:style-name="gr6" draw:text-style-name="P6" draw:layer="layout" svg:width="2.671cm" svg:height="2.671cm" svg:x="12cm" svg:y="23cm">
          <draw:image xlink:href="Pictures/1000047C00000A7000000A70C67ED75D895CDA19.svg" xlink:type="simple" xlink:show="embed" xlink:actuate="onLoad">
            <text:p text:style-name="P1"><text:span text:style-name="T2">Elastic</text:span></text:p>
            <text:p text:style-name="P1"><text:span text:style-name="T2">Search</text:span></text:p>
          </draw:image>
          <draw:image xlink:href="Pictures/10000201000000650000006596889C5299885CC2.png" xlink:type="simple" xlink:show="embed" xlink:actuate="onLoad"/>
        </draw:frame>
        <draw:frame draw:style-name="gr5" draw:text-style-name="P5" draw:layer="layout" svg:width="2.2cm" svg:height="2.2cm" svg:x="14.302cm" svg:y="14.802cm">
          <draw:image xlink:href="Pictures/1000128300000A7000000A70573271970FED9C16.svg" xlink:type="simple" xlink:show="embed" xlink:actuate="onLoad">
            <text:p/>
          </draw:image>
          <draw:image xlink:href="Pictures/10000201000000650000006595ED0F09703BEE70.png" xlink:type="simple" xlink:show="embed" xlink:actuate="onLoad"/>
        </draw:frame>
        <draw:frame draw:style-name="gr5" draw:text-style-name="P5" draw:layer="layout" svg:width="2.2cm" svg:height="2.2cm" svg:x="14.8cm" svg:y="6.3cm">
          <draw:image xlink:href="Pictures/1000128300000A7000000A70573271970FED9C16.svg" xlink:type="simple" xlink:show="embed" xlink:actuate="onLoad">
            <text:p/>
          </draw:image>
          <draw:image xlink:href="Pictures/10000201000000650000006595ED0F09703BEE70.png" xlink:type="simple" xlink:show="embed" xlink:actuate="onLoad"/>
        </draw:frame>
        <draw:frame draw:style-name="gr6" draw:text-style-name="P12" draw:layer="layout" svg:width="2.671cm" svg:height="2.671cm" svg:x="2.124cm" svg:y="26.064cm">
          <draw:image xlink:href="Pictures/1000063900000A7000000A70DF715BA861FF71BF.svg" xlink:type="simple" xlink:show="embed" xlink:actuate="onLoad">
            <text:p text:style-name="P1"><text:span text:style-name="T8">SCL3</text:span></text:p>
          </draw:image>
          <draw:image xlink:href="Pictures/10000201000000650000006575048C3CBE039082.png" xlink:type="simple" xlink:show="embed" xlink:actuate="onLoad"/>
        </draw:frame>
        <draw:frame draw:style-name="gr6" draw:text-style-name="P13" draw:layer="layout" svg:width="2.206cm" svg:height="2.206cm" svg:x="14.794cm" svg:y="23.294cm">
          <draw:image xlink:href="Pictures/100006280000089F0000089FB8DA6540218C4784.svg" xlink:type="simple" xlink:show="embed" xlink:actuate="onLoad">
            <text:p text:style-name="P1"><text:span text:style-name="T9">Cloud</text:span></text:p>
            <text:p text:style-name="P1"><text:span text:style-name="T9">Trail</text:span></text:p>
          </draw:image>
          <draw:image xlink:href="Pictures/100002010000005300000053596FF2268EEB3DDF.png" xlink:type="simple" xlink:show="embed" xlink:actuate="onLoad"/>
        </draw:frame>
        <draw:frame draw:style-name="gr7" draw:text-style-name="P14" draw:layer="layout" svg:width="2.671cm" svg:height="2.671cm" svg:x="6.5cm" svg:y="26cm">
          <draw:image xlink:href="Pictures/1000044900000A7000000A7041F8E44763A17D4C.svg" xlink:type="simple" xlink:show="embed" xlink:actuate="onLoad">
            <text:p text:style-name="P1"><text:span text:style-name="T10">CloudHealth</text:span></text:p>
          </draw:image>
          <draw:image xlink:href="Pictures/1000020100000065000000651D2439B8019F17E4.png" xlink:type="simple" xlink:show="embed" xlink:actuate="onLoad"/>
        </draw:frame>
        <draw:frame draw:style-name="gr7" draw:text-style-name="P14" draw:layer="layout" svg:width="2.671cm" svg:height="2.671cm" svg:x="11cm" svg:y="26.029cm">
          <draw:image xlink:href="Pictures/1000044900000A7000000A7041F8E44763A17D4C.svg" xlink:type="simple" xlink:show="embed" xlink:actuate="onLoad">
            <text:p text:style-name="P1"><text:span text:style-name="T10">MIG</text:span></text:p>
          </draw:image>
          <draw:image xlink:href="Pictures/1000020100000065000000651D2439B8019F17E4.png" xlink:type="simple" xlink:show="embed" xlink:actuate="onLoad"/>
        </draw:frame>
        <draw:frame draw:style-name="gr6" draw:text-style-name="P13" draw:layer="layout" svg:width="2.671cm" svg:height="2.671cm" svg:x="15.329cm" svg:y="26.029cm">
          <draw:image xlink:href="Pictures/100004DE00000A7000000A702A192940F2C79CC1.svg" xlink:type="simple" xlink:show="embed" xlink:actuate="onLoad">
            <text:p text:style-name="P1"><text:span text:style-name="T9">InfoSec</text:span></text:p>
            <text:p text:style-name="P1"><text:span text:style-name="T9">SQS</text:span></text:p>
          </draw:image>
          <draw:image xlink:href="Pictures/100002010000006500000065E11543808503FAA5.png" xlink:type="simple" xlink:show="embed" xlink:actuate="onLoad"/>
        </draw:frame>
        <draw:frame draw:style-name="gr6" draw:text-style-name="P13" xml:id="id4" draw:id="id4" draw:layer="layout" svg:width="2.671cm" svg:height="2.671cm" svg:x="16.5cm" svg:y="21.829cm">
          <draw:image xlink:href="Pictures/100006AB00000A7000000A70216B57D964F3D7A9.svg" xlink:type="simple" xlink:show="embed" xlink:actuate="onLoad">
            <text:p text:style-name="P1"><text:span text:style-name="T9">Dynamo</text:span></text:p>
            <text:p text:style-name="P1"><text:span text:style-name="T9">DB</text:span></text:p>
          </draw:image>
          <draw:image xlink:href="Pictures/10000201000000650000006519B6E98D5E6CDE45.png" xlink:type="simple" xlink:show="embed" xlink:actuate="onLoad"/>
        </draw:frame>
        <draw:frame draw:style-name="gr8" draw:text-style-name="P15" draw:layer="layout" svg:width="3.093cm" svg:height="0.683cm" svg:x="4.048cm" svg:y="6.894cm">
          <draw:text-box>
            <text:p><text:span text:style-name="T1">Nubis Services</text:span></text:p>
          </draw:text-box>
        </draw:frame>
        <draw:frame draw:style-name="gr8" draw:text-style-name="P15" draw:layer="layout" svg:width="3.093cm" svg:height="0.683cm" svg:x="4.175cm" svg:y="15.303cm">
          <draw:text-box>
            <text:p><text:span text:style-name="T1">Nubis Services</text:span></text:p>
          </draw:text-box>
        </draw:frame>
        <draw:custom-shape draw:style-name="gr9" draw:text-style-name="P16" draw:layer="layout" svg:width="2cm" svg:height="0.5cm" svg:x="4.683cm" svg:y="5.826cm">
          <text:p text:style-name="P1"><text:span text:style-name="T11">NA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cm" svg:height="2cm" svg:x="4.429cm" svg:y="23.987cm">
          <draw:image xlink:href="Pictures/1000054500000A7000000A70C8D1A99A07E88C3B.svg" xlink:type="simple" xlink:show="embed" xlink:actuate="onLoad">
            <text:p/>
          </draw:image>
          <draw:image xlink:href="Pictures/100002010000006500000065BCF5F9E5DF88573C.png" xlink:type="simple" xlink:show="embed" xlink:actuate="onLoad"/>
        </draw:frame>
        <draw:frame draw:style-name="gr6" draw:text-style-name="P6" xml:id="id5" draw:id="id5" draw:layer="layout" svg:width="2.671cm" svg:height="2.671cm" svg:x="9.126cm" svg:y="18.649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5A9609F89D985C52.png" xlink:type="simple" xlink:show="embed" xlink:actuate="onLoad"/>
        </draw:frame>
        <draw:frame draw:style-name="gr6" draw:text-style-name="P17" xml:id="id6" draw:id="id6" draw:layer="layout" svg:width="2.159cm" svg:height="2.159cm" svg:x="6.461cm" svg:y="7.604cm">
          <draw:image xlink:href="Pictures/100006F000000A7000000A70F1FD75B431D188CD.svg" xlink:type="simple" xlink:show="embed" xlink:actuate="onLoad">
            <text:p text:style-name="P1"><text:span text:style-name="T11">ASG</text:span></text:p>
          </draw:image>
          <draw:image xlink:href="Pictures/1000020100000065000000659EB467E78CA704F6.png" xlink:type="simple" xlink:show="embed" xlink:actuate="onLoad"/>
        </draw:frame>
        <draw:frame draw:style-name="gr6" draw:text-style-name="P17" xml:id="id11" draw:id="id11" draw:layer="layout" svg:width="2.02cm" svg:height="2.02cm" svg:x="11.483cm" svg:y="11.228cm">
          <draw:image xlink:href="Pictures/10000C1600000A7000000A70B1A0937E37FDB3E8.svg" xlink:type="simple" xlink:show="embed" xlink:actuate="onLoad">
            <text:p text:style-name="P1"><text:span text:style-name="T11">IAM</text:span></text:p>
            <text:p text:style-name="P1"><text:span text:style-name="T11">Role</text:span></text:p>
          </draw:image>
          <draw:image xlink:href="Pictures/100002010000006500000065511B23BDA50DECB3.png" xlink:type="simple" xlink:show="embed" xlink:actuate="onLoad"/>
        </draw:frame>
        <draw:frame draw:style-name="gr6" draw:text-style-name="P17" xml:id="id3" draw:id="id3" draw:layer="layout" svg:width="2.285cm" svg:height="2.285cm" svg:x="14.405cm" svg:y="11.096cm">
          <draw:image xlink:href="Pictures/1000053E00000A7000000A70666C0C00AA218D39.svg" xlink:type="simple" xlink:show="embed" xlink:actuate="onLoad">
            <text:p text:style-name="P1"><text:span text:style-name="T11">IAM</text:span></text:p>
            <text:p text:style-name="P1"><text:span text:style-name="T11">Policy</text:span></text:p>
          </draw:image>
          <draw:image xlink:href="Pictures/10000201000000650000006534D16397E699CAF9.png" xlink:type="simple" xlink:show="embed" xlink:actuate="onLoad"/>
        </draw:frame>
        <draw:frame draw:style-name="gr6" draw:text-style-name="P18" xml:id="id12" draw:id="id12" draw:layer="layout" svg:width="1.909cm" svg:height="1.909cm" svg:x="13.626cm" svg:y="8.546cm">
          <draw:image xlink:href="Pictures/1000075900000A7000000A70C208B3296F89C5B2.svg" xlink:type="simple" xlink:show="embed" xlink:actuate="onLoad">
            <text:p text:style-name="P1"><text:span text:style-name="T12">Instance</text:span></text:p>
            <text:p text:style-name="P1"><text:span text:style-name="T12">Profile</text:span></text:p>
          </draw:image>
          <draw:image xlink:href="Pictures/1000020100000065000000652EE32EDFFA29168C.png" xlink:type="simple" xlink:show="embed" xlink:actuate="onLoad"/>
        </draw:frame>
        <draw:custom-shape draw:style-name="gr10" draw:text-style-name="P19" xml:id="id8" draw:id="id8" draw:layer="layout" svg:width="1.746cm" svg:height="1.27cm" svg:x="11.922cm" svg:y="16.494cm">
          <text:p text:style-name="P1"><text:span text:style-name="T13">SSH</text:span></text:p>
          <text:p text:style-name="P1"><text:span text:style-name="T13">Security</text:span></text:p>
          <text:p text:style-name="P1"><text:span text:style-name="T13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xml:id="id9" draw:id="id9" draw:layer="layout" svg:width="1.746cm" svg:height="0.762cm" svg:x="6.969cm" svg:y="11.16cm">
          <text:p text:style-name="P1"><text:span text:style-name="T13">Security</text:span></text:p>
          <text:p text:style-name="P1"><text:span text:style-name="T13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5" draw:layer="layout" svg:width="2.191cm" svg:height="0.683cm" svg:x="9.011cm" svg:y="7.922cm">
          <draw:text-box>
            <text:p><text:span text:style-name="T1">Jumphost</text:span></text:p>
          </draw:text-box>
        </draw:frame>
        <draw:connector draw:style-name="gr13" draw:text-style-name="P5" draw:layer="layout" draw:type="lines" draw:line-skew="-0.335cm -0.251cm" svg:x1="4.502cm" svg:y1="16.883cm" svg:x2="4.418cm" svg:y2="8.338cm" draw:start-shape="id1" draw:start-glue-point="3" draw:end-shape="id2" draw:end-glue-point="3" svg:d="M4502 16883h-835v-8545h751" svg:viewBox="0 0 836 8546">
          <text:p/>
        </draw:connector>
        <draw:connector draw:style-name="gr14" draw:text-style-name="P5" draw:layer="layout" draw:type="lines" draw:line-skew="0.644cm" svg:x1="16.69cm" svg:y1="12.238cm" svg:x2="17.835cm" svg:y2="21.829cm" draw:start-shape="id3" draw:start-glue-point="1" draw:end-shape="id4" svg:d="M16690 12238h1144l1 9091v500" svg:viewBox="0 0 1146 9592">
          <text:p/>
        </draw:connector>
        <draw:connector draw:style-name="gr15" draw:text-style-name="P5" draw:layer="layout" svg:x1="9.126cm" svg:y1="19.984cm" svg:x2="5.837cm" svg:y2="18.219cm" draw:start-shape="id5" draw:start-glue-point="3" draw:end-shape="id1" draw:end-glue-point="2" svg:d="M9126 19984h-3289v-1765" svg:viewBox="0 0 3290 1766">
          <text:p/>
        </draw:connector>
        <draw:connector draw:style-name="gr13" draw:text-style-name="P5" draw:layer="layout" draw:line-skew="-1.012cm 2.151cm" svg:x1="7.54cm" svg:y1="9.763cm" svg:x2="8.982cm" svg:y2="9.323cm" draw:start-shape="id6" draw:start-glue-point="2" draw:end-shape="id7" draw:end-glue-point="3" svg:d="M7540 9763v384h572v-824h870" svg:viewBox="0 0 1443 825">
          <text:p/>
        </draw:connector>
        <draw:connector draw:style-name="gr13" draw:text-style-name="P5" draw:layer="layout" svg:x1="12.795cm" svg:y1="17.764cm" svg:x2="11.797cm" svg:y2="19.984cm" draw:start-shape="id8" draw:start-glue-point="2" draw:end-shape="id5" svg:d="M12795 17764v2220h-998" svg:viewBox="0 0 999 2221">
          <text:p/>
        </draw:connector>
        <draw:frame draw:style-name="gr12" draw:text-style-name="P15" draw:layer="layout" svg:width="3.034cm" svg:height="0.683cm" svg:x="8.747cm" svg:y="18.526cm">
          <draw:text-box>
            <text:p><text:span text:style-name="T1">EC2 Instances</text:span></text:p>
          </draw:text-box>
        </draw:frame>
        <draw:frame draw:style-name="gr6" draw:text-style-name="P6" xml:id="id7" draw:id="id7" draw:layer="layout" svg:width="2.671cm" svg:height="2.671cm" svg:x="8.982cm" svg:y="7.988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5A9609F89D985C52.png" xlink:type="simple" xlink:show="embed" xlink:actuate="onLoad"/>
        </draw:frame>
        <draw:connector draw:style-name="gr13" draw:text-style-name="P5" draw:layer="layout" draw:line-skew="0.455cm" svg:x1="10.317cm" svg:y1="10.659cm" svg:x2="12.795cm" svg:y2="16.494cm" draw:start-shape="id7" draw:start-glue-point="2" draw:end-shape="id8" draw:end-glue-point="0" svg:d="M10317 10659v3372h2478v2463" svg:viewBox="0 0 2479 5836">
          <text:p/>
        </draw:connector>
        <draw:connector draw:style-name="gr13" draw:text-style-name="P5" draw:layer="layout" svg:x1="10.317cm" svg:y1="10.659cm" svg:x2="8.715cm" svg:y2="11.541cm" draw:start-shape="id7" draw:start-glue-point="2" draw:end-shape="id9" draw:end-glue-point="1" svg:d="M10317 10659v882h-1602" svg:viewBox="0 0 1603 883">
          <text:p/>
        </draw:connector>
        <draw:frame draw:style-name="gr16" draw:text-style-name="P21" xml:id="id10" draw:id="id10" draw:layer="layout" svg:width="1.809cm" svg:height="1.809cm" svg:x="12.706cm" svg:y="6.865cm">
          <draw:image xlink:href="Pictures/100004A100000A7000000A7084D0FB0B3796EFEF.svg" xlink:type="simple" xlink:show="embed" xlink:actuate="onLoad">
            <text:p text:style-name="P20"><text:span text:style-name="T14">EIP</text:span></text:p>
          </draw:image>
          <draw:image xlink:href="Pictures/100002010000006500000065AF09BD91443E0A3A.png" xlink:type="simple" xlink:show="embed" xlink:actuate="onLoad"/>
        </draw:frame>
        <draw:connector draw:style-name="gr13" draw:text-style-name="P5" draw:layer="layout" svg:x1="11.653cm" svg:y1="9.323cm" svg:x2="12.706cm" svg:y2="7.769cm" draw:start-shape="id7" draw:start-glue-point="1" draw:end-shape="id10" svg:d="M11653 9323h527v-1554h526" svg:viewBox="0 0 1054 1555">
          <text:p/>
        </draw:connector>
        <draw:connector draw:style-name="gr13" draw:text-style-name="P5" draw:layer="layout" svg:x1="13.503cm" svg:y1="12.238cm" svg:x2="14.405cm" svg:y2="12.238cm" draw:start-shape="id11" draw:start-glue-point="1" draw:end-shape="id3" draw:end-glue-point="3" svg:d="M13503 12238h902" svg:viewBox="0 0 903 1">
          <text:p/>
        </draw:connector>
        <draw:connector draw:style-name="gr13" draw:text-style-name="P5" draw:layer="layout" svg:x1="11.653cm" svg:y1="9.323cm" svg:x2="13.626cm" svg:y2="9.5cm" draw:start-shape="id7" draw:start-glue-point="1" draw:end-shape="id12" draw:end-glue-point="3" svg:d="M11653 9323h987v177h986" svg:viewBox="0 0 1974 178">
          <text:p/>
        </draw:connector>
        <draw:connector draw:style-name="gr13" draw:text-style-name="P5" draw:layer="layout" draw:line-skew="-0.155cm -1.456cm 2.748cm" svg:x1="14.58cm" svg:y1="10.455cm" svg:x2="12.493cm" svg:y2="11.228cm" draw:start-shape="id12" draw:start-glue-point="2" draw:end-shape="id11" draw:end-glue-point="0" svg:d="M14580 10455v345h-1v-6h-2086v434" svg:viewBox="0 0 2088 7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2DT3H10M54S</meta:editing-duration>
    <meta:editing-cycles>26</meta:editing-cycles>
    <meta:generator>LibreOffice/5.2.2.2$Linux_X86_64 LibreOffice_project/20m0$Build-2</meta:generator>
    <dc:date>2016-12-13T15:07:39.990375372</dc:date>
    <meta:document-statistic meta:object-count="49"/>
  </office:meta>
</office:document-meta>
</file>